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n this paper, we explored the developmental process of ARe an Augmented Reality application designed to<text:s/>motivate and engage learners through<text:s/>compelling<text:s/>visuals,<text:s/>and<text:s/>interactions<text:s/>in a fun way while enhancing the learning experience as well.<text:s/></text:p>
      <text:p text:style-name="Normal"/>
      <text:p text:style-name="Normal"/>
      <text:p text:style-name="Normal">Throughout the testing phase, participants actively interacted with ARe. Nevertheless, instances arose where user exploration<text:s/>was<text:s/>limited to available features, underscoring the prototype’s ongoing developmental phase.<text:s/>On occasions,<text:s/>participants<text:s/>expressed the advantages of ARe in educational settings, whether inside or outside of the school. Furthermore, the possibility of ARe being helpful for children with dyslexic tendencies was mentioned.</text:p>
      <text:p text:style-name="Normal"/>
      <text:p text:style-name="Normal">Despite the progress made, there were still certain aspects that required additional research and development.<text:s/>Although<text:s/>users actively engaged with the application,<text:s/>no<text:s/>noticeable<text:s/>enhancement in learning was observed.<text:s/>Demonstrating<text:s/>the need for<text:s/>a better understanding of<text:s/>integrating AR into the learning<text:s/>situations.<text:s/>The lack of an in-app onboarding system resulted in a longer learning curve without external assistance.<text:s/>Furthermore,<text:s/>It was determined that the accuracy of the digital models used in the app is crucial for a positive learning experience.<text:s/>These issues have been noted and would form the basis for future development.</text:p>
      <text:p text:style-name="Normal"/>
      <text:p text:style-name="Normal">Overall, ARe answered certain aspects of my initial research question, ‘How to learners be engaged with learning complex abstract subjects through Augmented Reality, compelling visual designs and user interaction?’ We see that users engage actively through interactions and explorations to discover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eola Jemimah Aiyewa</meta:initial-creator>
    <dc:creator>adeola oladimeji</dc:creator>
    <meta:creation-date>2023-12-19T08:57:00Z</meta:creation-date>
    <dc:date>2023-12-19T09:34:00Z</dc:date>
    <meta:template xlink:href="Normal" xlink:type="simple"/>
    <meta:editing-cycles>5</meta:editing-cycles>
    <meta:editing-duration>PT2280S</meta:editing-duration>
    <meta:user-defined meta:name="GrammarlyDocumentId">602af1023d9fcfea2c0de9de622536f7918f081507e346a063314e2631415b78</meta:user-defined>
    <meta:document-statistic meta:page-count="1" meta:paragraph-count="4" meta:word-count="229" meta:character-count="1618" meta:row-count="22" meta:non-whitespace-character-count="1392"/>
  </office:meta>
</office:document-meta>
</file>